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18700000197618AA5BC.eps"/>
  <manifest:file-entry manifest:media-type="" manifest:full-path="Pictures/200000020000018E000001978FA283CB.eps"/>
  <manifest:file-entry manifest:media-type="" manifest:full-path="Pictures/20000002000001C5000001977C6C54CC.eps"/>
  <manifest:file-entry manifest:media-type="" manifest:full-path="Pictures/2000000200000198000001976198372D.eps"/>
  <manifest:file-entry manifest:media-type="" manifest:full-path="Pictures/200000020000018E00000197D12556A8.eps"/>
  <manifest:file-entry manifest:media-type="" manifest:full-path="Pictures/2000000200000191000001977FA4B117.eps"/>
  <manifest:file-entry manifest:media-type="" manifest:full-path="Pictures/200000020000018200000197E29DD587.eps"/>
  <manifest:file-entry manifest:media-type="" manifest:full-path="Pictures/20000002000001B10000019740A28EDC.eps"/>
  <manifest:file-entry manifest:media-type="" manifest:full-path="Pictures/2000000200000182000001971DD8F900.eps"/>
  <manifest:file-entry manifest:media-type="" manifest:full-path="Pictures/200000020000019100000197AD7DBB40.eps"/>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3">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uptseminar</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sverzeichnis</text:p>
          </text:index-title>
          <text:p text:style-name="P2">Zusammenfassung<text:tab/>1</text:p>
          <text:p text:style-name="P2">Einleitung<text:tab/>1</text:p>
          <text:p text:style-name="P2">Nullhypothese<text:tab/>2</text:p>
          <text:p text:style-name="P2">Vorgehensweise<text:tab/>2</text:p>
          <text:p text:style-name="P1">Detektion der QRS-Komplexe<text:tab/>2</text:p>
          <text:p text:style-name="P3">Maximum Coherence Matching (MCM)<text:tab/>2</text:p>
          <text:p text:style-name="P3">Minimum Root Mean Square (MRMS)<text:tab/>2</text:p>
          <text:p text:style-name="P1">Splineberechnung<text:tab/>3</text:p>
          <text:p text:style-name="P1">Ermittlung der Splineparameter<text:tab/>4</text:p>
          <text:p text:style-name="P3">Levenberg-Marquard Algorithmus (LMA)<text:tab/>4</text:p>
          <text:p text:style-name="P3">Chi-Quadrat-Test <text:tab/>4</text:p>
          <text:p text:style-name="P1">Transformation in den Frequenzbereich<text:tab/>4</text:p>
          <text:p text:style-name="P2">Ergebnisse<text:tab/>4</text:p>
          <text:p text:style-name="P2">Diskussion<text:tab/>4</text:p>
          <text:p text:style-name="P1">Ausblick<text:tab/>4</text:p>
          <text:p text:style-name="P2">Anhang<text:tab/>4</text:p>
        </text:index-body>
      </text:table-of-content>
      <text:p text:style-name="Text_20_body"/>
      <text:h text:style-name="Heading_20_1" text:outline-level="1">Zusammenfassung</text:h>
      <text:p text:style-name="Text_20_body">Bei dieser Arbeit wird eine Splineapproximation von fetalen Magnetokardiogrammdatensätzen durchgeführt um anschließend die Splineparameter im Zeit- und Frequenzbereich zu analysieren. Ziel ist es eine Abhängigkeit der Splineparameter von der fetalen Atmung nachzuweisen.</text:p>
      <text:h text:style-name="Heading_20_1" text:outline-level="1">Einleitung</text:h>
      <text:p text:style-name="Standard">Das fetale Magnetokardiogramm ist die Aufzeichnung des Magnetfeldes vom Herz des Fetus, es soll Einblicke in die Entwicklung des menschlichen Herzen im Uterus geben. Dabei werden kleinste Magnetflüsse über dem Abdomen der Mutter gemessen, die aufgrund von vielen Störungen sehr fehlerbehaftet sind.</text:p>
      <text:p text:style-name="Standard">Der Zusammenhang von fetaler Atmung und den Parametern des fetalen Magnetokardiogramms (MKG) ist für die Fehlerbewertung und Felerkorrektur von großer Bedeutung. Aus diesem Grund wird hier untersucht, welche Signaleigenschaften des fetalen Magnetokardiogramms in welchem Ausmaß von der Atmung des Feten abhängen könnten. </text:p>
      <text:p text:style-name="Text_20_body">Die periodisch wiederkehrenden Signalabschnitte eines Magnetokardiogramms (MKGs) lassen sich wie die eines EKGs als P-, Q- ,R-, S- und T-Welle bezeichnen. </text:p>
      <text:p text:style-name="Text_20_body">Die Q-, R- uns S-Welle bilden den QRS-Komplex, auf den sich diese Untersuchung bezieht, wobei die R-Welle, auch R-Zacke genannt, beim gesunden EKG oder MKG die größte Amplitude aller Wellen besitzt. Da nur eine begrenzte Anzahl an Parametern untersucht werden kann, beschränkt sich diese Analyse auf Amplitude, Offset, Baseline und Verschiebung des QRS-Komplex auf der Zeitachse. </text:p>
      <text:p text:style-name="Text_20_body">Mit dieser Parameterliste wurde eine Hypothese formuliert, in der das gemessene Signal mit einem Spline beschrieben wird. Diese Hypothese war die Grundlage für die gesamte Arbeit, wobei die Richtigkeit der Hypothese nachgewiesen werden sollte, eine solche Hypothese heißt Nullhypothese.</text:p>
      <text:p text:style-name="Text_20_body"><text:soft-page-break/>Um die Nullhypothese zu prüfen, wurde zuerst eine Detektion der einzelnen QRS-Komplexe in den Messwerten durchgeführt. Danach wurde aus diesen Komplexen ein Spline berechnet und daraufhin wurden die Messwerte, wie in der Nullhypothese beschrieben, angenhähert. </text:p>
      <text:p text:style-name="Text_20_body">Mit dieser Methode ergaben sich für jeden QRS-Komplex verschiedene Parameter, die im Zeit- und Frequenzbereich analysiert wurden.</text:p>
      <text:p text:style-name="Text_20_body">-Konnte die Nullhypothese bestätigt werden?</text:p>
      <text:p text:style-name="Text_20_body">-Was konnte geschlussfolgert werden?</text:p>
      <text:h text:style-name="Heading_20_1" text:outline-level="1">Nullhypothese</text:h>
      <text:p text:style-name="Text_20_body">-Was ist eine Nullhypothese</text:p>
      <text:p text:style-name="Text_20_body"><draw:frame draw:style-name="fr5" draw:name="Object1" text:anchor-type="as-char" svg:width="5.383cm" svg:height="0.529cm" draw:z-index="3"><draw:object xlink:href="./Object 1" xlink:type="simple" xlink:show="embed" xlink:actuate="onLoad"/><draw:image xlink:href="./ObjectReplacements/Object 1" xlink:type="simple" xlink:show="embed" xlink:actuate="onLoad"/></draw:frame></text:p>
      <text:p text:style-name="Text_20_body">-Formulierung</text:p>
      <text:p text:style-name="Text_20_body">-Alternativhypothese</text:p>
      <text:p text:style-name="Text_20_body"><draw:frame draw:style-name="fr5" draw:name="Object2" text:anchor-type="as-char" svg:width="6.588cm" svg:height="0.529cm" draw:z-index="4"><draw:object xlink:href="./Object 2" xlink:type="simple" xlink:show="embed" xlink:actuate="onLoad"/><draw:image xlink:href="./ObjectReplacements/Object 2" xlink:type="simple" xlink:show="embed" xlink:actuate="onLoad"/></draw:frame></text:p>
      <text:p text:style-name="Text_20_body"><draw:frame draw:style-name="fr5" draw:name="Object3" text:anchor-type="as-char" svg:width="3.782cm" svg:height="0.529cm" draw:z-index="5"><draw:object xlink:href="./Object 3" xlink:type="simple" xlink:show="embed" xlink:actuate="onLoad"/><draw:image xlink:href="./ObjectReplacements/Object 3" xlink:type="simple" xlink:show="embed" xlink:actuate="onLoad"/></draw:frame></text:p>
      <text:h text:style-name="Heading_20_1" text:outline-level="1">Vorgehensweise</text:h>
      <text:h text:style-name="Heading_20_2" text:outline-level="2">Detektion der QRS-Komplexe</text:h>
      <text:p text:style-name="Standard">Für die Detektion der QRS-Komplexe wird das Maximum Coherence Matching (MCM) Verfahren und die Minimum Root Mean Square (MRMS) Methode verwendet. Beide Methoden liefern als Ergebnis eine Liste von Zeitpunkten, bei denen ein QRS-Komplexe beginnen, diese Zeitpunkte werden als t_beat bezeichnet. Um die Komplexe auszuwählen, die dem Muster am besten entsprechen, werden die Ergebnisse beider Methoden mit UND verknüpft, so dass nur identische t_beat-Werte übernommen werden.</text:p>
      <text:h text:style-name="Heading_20_3" text:outline-level="3">Maximum Coherence Matching (MCM)</text:h>
      <text:p text:style-name="Text_20_body">Bei dieser Methode wird ein Mustersignal in einem Signalkanal gesucht. Entscheidend sind die genauen Zeitpunkte bei denen das Mustersignal mit einem Signalabschnitt möglichst hoch korreliert. Der Nachteil des MCM liegt in der schwachen Selektivität, das heißt es werden auch Signalabschnitte gefunden, die mit dem Muster nur wenig Übereinstimmung haben.</text:p>
      <text:h text:style-name="Heading_20_3" text:outline-level="3">Minimum Root Mean Square (MRMS)</text:h>
      <text:p text:style-name="Text_20_body">Ähnlich des MCM wird hier auch ein Mustersignal in einem Signalkanal gesucht. Der Unterschied zum MCM liegt hier in dem Vergleich des Musers mit Signalabschnitten. Für diesen Vergleich wird hier das Muster vom Originalsignal subtrahiert und daraus die Root Mean Square (RMS) berechnet. 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2" text:outline-level="2"><text:soft-page-break/>Splineberechnung</text:h>
      <text:p text:style-name="Standard"><draw:frame draw:style-name="fr1" draw:name="graphics1" text:anchor-type="paragraph" svg:x="0.095cm" svg:y="-0.212cm" svg:width="11.515cm" svg:height="9.345cm" draw:z-index="1"><draw:image xlink:href="Pictures/20000002000001B10000019740A28EDC.eps" xlink:type="simple" xlink:show="embed" xlink:actuate="onLoad"/></draw:frame>Nach der Ermittlung der Zeitpunkte t_beat der QRS-Komplexe kann mit diesen Zeitpunkten ein gemittelter QRS-Komplex berechnet werden. Der gemittelte QRS-Komplex wird mittelwertfrei gemacht, normiert und anschließend mit einem kubischen Spline approximiert. Daraus entsteht der N_QRS, wie er in der Nullhypothese verlangt ist.</text:p>
      <text:p text:style-name="Standard"/>
      <text:p text:style-name="Standard"/>
      <text:p text:style-name="Standard"/>
      <text:p text:style-name="Standard"/>
      <text:p text:style-name="Standard"/>
      <text:p text:style-name="Standard">Mit den berechneten Parametern wird eine weitere Signalanalyse durchgeführt um diese in Abhängigkeit von der Atmung zu bringen.</text:p>
      <text:h text:style-name="Heading_20_2" text:outline-level="2">Ermittlung der Splineparameter</text:h>
      <text:p text:style-name="Standard">Für jeden QRS-Komplex müssen die Splineparameter der Nullhypothese so angepasst werden, dass diese mit einem möglichst kleinen Fehler erfüllt wird. Dafür muss ein überbestimmtes, nichtlineares Gleichungssystem mit 4 Unbekannten gelöst werden. Um dieses Problem zu lösen wurde hier der Levenberg-Marquard Algorithmus (LMA) verwendet.</text:p>
      <text:h text:style-name="P4" text:outline-level="3">Levenberg-Marquard Algorithmus (LMA)</text:h>
      <text:p text:style-name="Text_20_body">Der LMA ist ein Algorithmus der eine numerische Lösung für die Minimierung einer im <text:line-break/>Allgemeinen nichtlinearen Funktion über die Anpassung der Parameter liefert. Der LMA interpoliert zwischen dem Gauß-Newton Algorithmus (GNA) und dem Gradientenverfahren. Der Algorithmus ist robuster als der GNA, das heißt er findet auch mit Startbedingungen die weit vom Optimum entfernt sind noch eine Lösung.</text:p>
      <text:p text:style-name="Text_20_body">Der Algorithmus wird zur Lösung des allgemeinen Problems:</text:p>
      <text:p text:style-name="List_20_Contents"><draw:frame draw:style-name="fr2" draw:name="Grafik1" text:anchor-type="as-char" svg:width="6.627cm" svg:height="1.639cm" draw:z-index="0"><draw:image xlink:href="http://upload.wikimedia.org/math/d/a/a/daa7c6ab4351902d897ebffe919e84a1.png" xlink:type="simple" xlink:show="embed" xlink:actuate="onLoad"/><svg:title>S(\boldsymbol \beta) = \sum_{i=1}^m [y_i - f(x_i, \ \boldsymbol \beta) ]^2</svg:title></draw:frame> </text:p>
      <text:p text:style-name="Text_20_body">verwendet so dass das Ergebnis minimal wird. Es optimiert dafür die Parameterliste \beta. Im konkreten Fall der QRS-Splineapproximation mit der Hypothese dieses Hauptseminars sieht das Problem folgendermaßen aus:</text:p>
      <text:p text:style-name="Text_20_body">?</text:p>
      <text:p text:style-name="Text_20_body">Der LMA ist ein iteratives Verfahren welches die Jacobian Matrix der zu approximierenden Funktion benötigt.</text:p>
      <text:p text:style-name="Text_20_body">Zur Veranschaulichung der Ergebnisse des LMA für dieses Problem sind in der Abbildung? Drei QRS-Komplexe in blau und die entsprechenden Näherungsfunktionen in rot gezeichnet.</text:p>
      <text:p text:style-name="Text_20_body"><draw:frame draw:style-name="fr3" draw:name="graphics2" text:anchor-type="paragraph" svg:width="14.146cm" svg:height="14.358cm" draw:z-index="2"><draw:image xlink:href="Pictures/200000020000019100000197AD7DBB40.eps" xlink:type="simple" xlink:show="embed" xlink:actuate="onLoad"/></draw:frame><text:soft-page-break/></text:p>
      <text:p text:style-name="Text_20_body"><text:a xlink:type="simple" xlink:href="http://en.wikipedia.org/wiki/Levenberg-Marquardt_algorithm">http://en.wikipedia.org/wiki/Levenberg-Marquardt_algorithm</text:a></text:p>
      <text:h text:style-name="Heading_20_2" text:outline-level="2">Fehlerbetrachtung</text:h>
      <text:p text:style-name="Text_20_body">Durch die numerische Näherungslösung mittels LMA sind Fehler entstanden, die sich in der Kovarianzmatrix des LMA widerspiegeln. Um aus der Kovarianzmatrix mit den Einzelfehlern, die gesamte Unsicherheit des Ergebnisses zu schätzen wird hier der Chi-Quadrat-Test verwendet.</text:p>
      <text:h text:style-name="Heading_20_3" text:outline-level="3">Chi-Quadrat-Test </text:h>
      <text:p text:style-name="Text_20_body">Dieser Test wird hier verwendet um die Güte der Approximation einzelner QRS-Komplexe mit dem LMA abzuschätzen. Der Chi-Quadrat-Test ist ein statistischer Test bei dem die Schätzfunkion der Teststatistik der Ch-Quadrat-Verteilung entspricht wenn die Nullhypothese wahr ist.</text:p>
      <text:h text:style-name="Heading_20_1" text:outline-level="1"><text:soft-page-break/>Ergebnisse</text:h>
      <text:h text:style-name="Heading_20_2" text:outline-level="2">Splineparameter im Zeitbereich</text:h>
      <text:p text:style-name="Text_20_body"><draw:frame draw:style-name="fr4" draw:name="graphics7" text:anchor-type="paragraph" svg:width="12.381cm" svg:height="12.245cm" draw:z-index="10"><draw:image xlink:href="Pictures/200000020000018E00000197D12556A8.eps" xlink:type="simple" xlink:show="embed" xlink:actuate="onLoad"/></draw:frame></text:p>
      <text:p text:style-name="Text_20_body"/>
      <text:p text:style-name="Text_20_body"><draw:frame draw:style-name="fr1" draw:name="graphics8" text:anchor-type="paragraph" svg:x="2.131cm" svg:y="10.656cm" svg:width="11.86cm" svg:height="10.71cm" draw:z-index="11"><draw:image xlink:href="Pictures/20000002000001C5000001977C6C54CC.eps" xlink:type="simple" xlink:show="embed" xlink:actuate="onLoad"/></draw:frame></text:p>
      <text:h text:style-name="Heading_20_2" text:outline-level="2"><text:soft-page-break/></text:h>
      <text:h text:style-name="Heading_20_2" text:outline-level="2"><draw:frame draw:style-name="fr1" draw:name="graphics9" text:anchor-type="paragraph" svg:x="0.57cm" svg:y="0.931cm" svg:width="13.183cm" svg:height="12.377cm" draw:z-index="12"><draw:image xlink:href="Pictures/2000000200000198000001976198372D.eps" xlink:type="simple" xlink:show="embed" xlink:actuate="onLoad"/></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draw:frame draw:style-name="fr1" draw:name="graphics10" text:anchor-type="paragraph" svg:x="0.367cm" svg:y="0.672cm" svg:width="12.883cm" svg:height="12.023cm" draw:z-index="13"><draw:image xlink:href="Pictures/200000020000018E000001978FA283CB.eps" xlink:type="simple" xlink:show="embed" xlink:actuate="onLoad"/></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ransformation in den Frequenzbereich</text:h>
      <text:p text:style-name="Text_20_body">Da die QRS-Komplexe in unterschiedlichen Zeitabständen aufeinander folgen ist die Zeitreihe der Splineparameter von QRS-Komplexen nicht äquidistant. Die diskretere Fouriertransformation ist aber nur für äquidistante Daten im Zeitbereich definiert, daher muss hier eine speziell angepasste nichtäquidistante Fouriertransformation verwendet werden.</text:p>
      <text:p text:style-name="Text_20_body"><draw:frame draw:style-name="fr4" draw:name="graphics3" text:anchor-type="paragraph" svg:width="13.617cm" svg:height="14.358cm" draw:z-index="6"><draw:image xlink:href="Pictures/2000000200000182000001971DD8F900.eps" xlink:type="simple" xlink:show="embed" xlink:actuate="onLoad"/></draw:frame></text:p>
      <text:h text:style-name="Heading_20_1" text:outline-level="1"><draw:frame draw:style-name="fr4" draw:name="graphics4" text:anchor-type="paragraph" svg:width="14.146cm" svg:height="14.358cm" draw:z-index="7"><draw:image xlink:href="Pictures/2000000200000191000001977FA4B117.eps" xlink:type="simple" xlink:show="embed" xlink:actuate="onLoad"/></draw:frame><text:soft-page-break/></text:h>
      <text:h text:style-name="Heading_20_1" text:outline-level="1"><draw:frame draw:style-name="fr4" draw:name="graphics5" text:anchor-type="paragraph" svg:width="13.794cm" svg:height="14.358cm" draw:z-index="8"><draw:image xlink:href="Pictures/200000020000018700000197618AA5BC.eps" xlink:type="simple" xlink:show="embed" xlink:actuate="onLoad"/></draw:frame><draw:frame draw:style-name="fr3" draw:name="graphics6" text:anchor-type="paragraph" svg:width="13.617cm" svg:height="14.358cm" draw:z-index="9"><draw:image xlink:href="Pictures/200000020000018200000197E29DD587.eps" xlink:type="simple" xlink:show="embed" xlink:actuate="onLoad"/></draw:frame><text:soft-page-break/></text:h>
      <text:h text:style-name="Heading_20_1" text:outline-level="1">Diskussion</text:h>
      <text:p text:style-name="Text_20_body">Eine Abhängigkeit der Paramter von der Atmung lässt sich nur nachweisen, wenn die Eigenschaften der fetalen Atmung bekannt sind. Wichtig sind hier Atemfrequenz und Form der Atemkurve im Zeitbereich. </text:p>
      <text:h text:style-name="Heading_20_2" text:outline-level="2">Ausblick</text:h>
      <text:h text:style-name="Heading_20_1" text:outline-level="1">Anhang</text:h>
      <text:p text:style-name="Standard">Das Programm wurde unter Windows mit Cygwin und auf Mac OS X sowie auf Linux getestet, das configure-Skript macht das Programm sehr portab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5-27T19:23:36</dc:date>
    <meta:editing-duration>PT17H45M10S</meta:editing-duration>
    <meta:editing-cycles>18</meta:editing-cycles>
    <meta:generator>OpenOffice.org/3.1$Linux OpenOffice.org_project/310m19$Build-9420</meta:generator>
    <meta:document-statistic meta:table-count="0" meta:image-count="11" meta:object-count="3" meta:page-count="9" meta:paragraph-count="71" meta:word-count="1002" meta:character-count="7486"/>
  </office:meta>
</office:document-meta>
</file>

<file path=Object 1/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i>R</math:mi>
        </math:mrow>
      </math:mrow>
      <math:mrow>
        <math:mo math:stretchy="false">(</math:mo>
        <math:mi>t</math:mi>
        <math:mo math:stretchy="false">)</math:mo>
      </math:mrow>
    </math:mrow>
    <math:annotation math:encoding="StarMath 5.0">n(t) = S_0 + S_1 cdot t + R(t)</math:annotation>
  </math:semantics>
</math:math>
</file>